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top" draw:auto-grow-height="false" fo:min-height="10.25cm" fo:min-width="13.25cm"/>
      <style:paragraph-properties style:writing-mode="lr-tb"/>
    </style:style>
    <style:style style:name="gr2" style:family="graphic" style:parent-style-name="standard">
      <style:graphic-properties draw:fill-color="#661900" draw:textarea-horizontal-align="justify" draw:textarea-vertical-align="middle" draw:auto-grow-height="false" fo:min-height="6cm" fo:min-width="3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fill-color="#c9211e" draw:textarea-horizontal-align="justify" draw:textarea-vertical-align="middle" draw:auto-grow-height="false" fo:min-height="4.5cm" fo:min-width="6.25cm"/>
      <style:paragraph-properties style:writing-mode="lr-tb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4.5cm" fo:min-width="6.25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6619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9211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style:text-properties fo:color="#999999" loext:opacity="100%" fo:font-size="36pt" fo:font-weight="normal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fo:color="#999999" loext:opacity="100%" fo:font-size="36pt" fo:font-weight="normal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999999" loext:opacity="100%" fo:font-size="36pt" style:font-size-asian="36pt" style:font-weight-asian="bold" style:font-size-complex="36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75cm" svg:height="10.5cm" svg:x="3.5cm" svg:y="17cm">
          <text:p text:style-name="P1"><text:s text:c="13"/>Sewer Tan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6.25cm" svg:x="8.5cm" svg:y="20.75cm">
          <text:p text:style-name="P2">Pump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0.5cm" svg:height="0.5cm" svg:x="3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0.5cm" svg:height="0.5cm" svg:x="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75cm" svg:height="4.75cm" svg:x="10cm" svg:y="11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0.5cm" svg:height="0.5cm" svg:x="10.2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0.5cm" svg:height="0.5cm" svg:x="10.2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75cm" svg:height="4.75cm" svg:x="10cm" svg:y="3.75cm">
          <text:p text:style-name="P2">5V</text:p>
          <text:p text:style-name="P2">Power Supply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0.5cm" svg:height="0.5cm" svg:x="10.25cm" svg:y="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0.5cm" svg:height="0.5cm" svg:x="10.25cm" svg:y="7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xml:id="id5" draw:id="id5" draw:layer="layout" svg:x1="3.5cm" svg:y1="6.55cm" svg:x2="10.25cm" svg:y2="6.545cm" draw:start-shape="id1" draw:start-glue-point="10" draw:end-shape="id2" draw:end-glue-point="6" svg:d="M3500 6550h3376v-5h3374" svg:viewBox="0 0 6751 6">
          <text:p/>
        </draw:connector>
        <draw:connector draw:style-name="gr6" draw:text-style-name="P2" draw:layer="layout" svg:x1="3.5cm" svg:y1="8.05cm" svg:x2="10.25cm" svg:y2="8.045cm" draw:start-shape="id3" draw:start-glue-point="10" draw:end-shape="id4" draw:end-glue-point="6" svg:d="M3500 8050h3376v-5h3374" svg:viewBox="0 0 6751 6">
          <text:p/>
        </draw:connector>
        <draw:custom-shape draw:style-name="gr3" draw:text-style-name="P4" xml:id="id8" draw:id="id8" draw:layer="layout" svg:width="0.5cm" svg:height="0.5cm" svg:x="8.75cm" svg:y="2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0.5cm" svg:height="0.5cm" svg:x="8.7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6.876cm" svg:y1="6.547cm" svg:x2="10.25cm" svg:y2="14.25cm" draw:start-shape="id5" draw:start-glue-point="0" draw:end-shape="id6" draw:end-glue-point="6" svg:d="M6876 6547v7703h3374" svg:viewBox="0 0 3375 7704">
          <text:p/>
        </draw:connector>
        <draw:connector draw:style-name="gr6" draw:text-style-name="P2" draw:layer="layout" svg:x1="10.5cm" svg:y1="16cm" svg:x2="9cm" svg:y2="21.15cm" draw:start-shape="id7" draw:start-glue-point="8" draw:end-shape="id8" draw:end-glue-point="4" svg:d="M10500 16000v2576h-1500v2574" svg:viewBox="0 0 1501 5151">
          <text:p/>
        </draw:connector>
        <draw:connector draw:style-name="gr6" draw:text-style-name="P2" draw:layer="layout" draw:line-skew="-1.469cm" svg:x1="5.689cm" svg:y1="8.043cm" svg:x2="8.75cm" svg:y2="22.9cm" draw:end-shape="id9" draw:end-glue-point="6" svg:d="M5689 8043h-189v14857h3250" svg:viewBox="0 0 3251 14858">
          <text:p/>
        </draw:connector>
        <draw:frame draw:style-name="gr7" draw:text-style-name="P8" draw:layer="layout" svg:width="1cm" svg:height="1.673cm" svg:x="2.25cm" svg:y="6.5cm">
          <draw:text-box>
            <text:p text:style-name="P7"><text:span text:style-name="T1">~</text:span></text:p>
          </draw:text-box>
        </draw:frame>
        <draw:custom-shape draw:style-name="gr3" draw:text-style-name="P4" xml:id="id11" draw:id="id11" draw:layer="layout" svg:width="0.5cm" svg:height="0.5cm" svg:x="16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0.5cm" svg:height="0.5cm" svg:x="15.2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0.5cm" svg:height="0.5cm" svg:x="16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2" draw:id="id12" draw:layer="layout" svg:width="0.5cm" svg:height="0.5cm" svg:x="15.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6.25cm" svg:y1="8.25cm" svg:x2="16.25cm" svg:y2="11.75cm" draw:start-shape="id10" draw:start-glue-point="8" draw:end-shape="id11" draw:end-glue-point="4" svg:d="M16250 8250v3500" svg:viewBox="0 0 1 3501">
          <text:p/>
        </draw:connector>
        <draw:connector draw:style-name="gr6" draw:text-style-name="P2" draw:layer="layout" svg:x1="15.5cm" svg:y1="8.25cm" svg:x2="15.5cm" svg:y2="11.75cm" draw:start-shape="id12" draw:start-glue-point="8" draw:end-shape="id13" draw:end-glue-point="4" svg:d="M15500 8250v3500" svg:viewBox="0 0 1 3501">
          <text:p/>
        </draw:connector>
        <draw:custom-shape draw:style-name="gr3" draw:text-style-name="P4" xml:id="id16" draw:id="id16" draw:layer="layout" svg:width="0.5cm" svg:height="0.5cm" svg:x="14.2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0.5cm" svg:height="0.5cm" svg:x="13.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7" draw:id="id17" draw:layer="layout" svg:width="0.5cm" svg:height="0.5cm" svg:x="14.2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0.5cm" svg:height="0.5cm" svg:x="13.5cm" svg:y="2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3.75cm" svg:y1="12.25cm" svg:x2="13.75cm" svg:y2="23.75cm" draw:start-shape="id14" draw:start-glue-point="8" draw:end-shape="id15" draw:end-glue-point="4" svg:d="M13750 12250v11500" svg:viewBox="0 0 1 11501">
          <text:p/>
        </draw:connector>
        <draw:connector draw:style-name="gr6" draw:text-style-name="P2" draw:layer="layout" svg:x1="14.5cm" svg:y1="12.25cm" svg:x2="14.5cm" svg:y2="23.75cm" draw:start-shape="id16" draw:start-glue-point="8" draw:end-shape="id17" draw:end-glue-point="4" svg:d="M14500 12250v11500" svg:viewBox="0 0 1 11501">
          <text:p/>
        </draw:connector>
        <draw:frame draw:style-name="gr8" draw:text-style-name="P9" draw:layer="layout" svg:width="2.191cm" svg:height="0.962cm" svg:x="14.5cm" svg:y="23cm">
          <draw:text-box>
            <text:p>Probe</text:p>
          </draw:text-box>
        </draw:frame>
        <draw:line draw:style-name="gr9" draw:text-style-name="P10" draw:layer="layout" svg:x1="17.25cm" svg:y1="24.25cm" svg:x2="3.5cm" svg:y2="24.25cm">
          <text:p/>
        </draw:line>
        <draw:frame draw:style-name="gr8" draw:text-style-name="P11" draw:layer="layout" svg:width="3.673cm" svg:height="0.725cm" svg:x="3.577cm" svg:y="24.25cm">
          <draw:text-box>
            <text:p><text:span text:style-name="T2">Max Water Leve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3T17:25:51.709000000</meta:creation-date>
    <dc:date>2021-05-23T17:48:04.950000000</dc:date>
    <meta:editing-duration>PT10M19S</meta:editing-duration>
    <meta:editing-cycles>2</meta:editing-cycles>
    <meta:generator>LibreOffice/7.0.4.2$Windows_X86_64 LibreOffice_project/dcf040e67528d9187c66b2379df5ea4407429775</meta:generator>
    <meta:document-statistic meta:object-count="33"/>
  </office:meta>
</office:document-meta>
</file>